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line-height="150%"/>
      <style:text-properties officeooo:paragraph-rsid="00139e96"/>
    </style:style>
    <style:style style:name="P2" style:family="paragraph" style:parent-style-name="Text_20_body">
      <style:paragraph-properties fo:line-height="115%"/>
      <style:text-properties officeooo:paragraph-rsid="00139e96"/>
    </style:style>
    <style:style style:name="P3" style:family="paragraph" style:parent-style-name="Text_20_body">
      <style:paragraph-properties fo:line-height="150%"/>
    </style:style>
    <style:style style:name="P4" style:family="paragraph" style:parent-style-name="Heading_20_3">
      <style:paragraph-properties fo:line-height="150%"/>
    </style:style>
    <style:style style:name="P5" style:family="paragraph" style:parent-style-name="Text_20_body">
      <style:paragraph-properties fo:line-height="150%"/>
      <style:text-properties fo:font-weight="normal" style:font-weight-asian="normal" style:font-weight-complex="normal"/>
    </style:style>
    <style:style style:name="P6" style:family="paragraph" style:parent-style-name="Text_20_body" style:list-style-name="L1">
      <style:paragraph-properties fo:line-height="150%"/>
    </style:style>
    <style:style style:name="P7" style:family="paragraph" style:parent-style-name="Text_20_body">
      <style:paragraph-properties fo:line-height="150%"/>
      <style:text-properties officeooo:paragraph-rsid="0014f31e"/>
    </style:style>
    <style:style style:name="P8" style:family="paragraph" style:parent-style-name="Text_20_body">
      <style:paragraph-properties fo:margin-left="1.251cm" fo:line-height="150%" fo:text-indent="0cm" style:auto-text-indent="false"/>
      <style:text-properties officeooo:paragraph-rsid="0014f31e"/>
    </style:style>
    <style:style style:name="P9" style:family="paragraph" style:parent-style-name="Text_20_body">
      <style:paragraph-properties fo:margin-left="0cm" fo:line-height="150%" fo:text-indent="0cm" style:auto-text-indent="false"/>
      <style:text-properties officeooo:rsid="0014f31e" officeooo:paragraph-rsid="0014f31e"/>
    </style:style>
    <style:style style:name="P10" style:family="paragraph" style:parent-style-name="Text_20_body">
      <style:paragraph-properties fo:line-height="100%"/>
    </style:style>
    <style:style style:name="T1" style:family="text">
      <style:text-properties fo:font-weight="normal" officeooo:rsid="00139e96"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164a0a" style:font-weight-asian="normal" style:font-weight-complex="normal"/>
    </style:style>
    <style:style style:name="T4" style:family="text">
      <style:text-properties fo:font-weight="bold" style:font-weight-asian="bold" style:font-weight-complex="bold"/>
    </style:style>
    <style:style style:name="T5" style:family="text">
      <style:text-properties officeooo:rsid="0014f31e"/>
    </style:style>
    <style:style style:name="T6" style:family="text">
      <style:text-properties fo:font-weight="bold" officeooo:rsid="0014f31e" style:font-weight-asian="bold" style:font-weight-complex="bold"/>
    </style:style>
    <style:style style:name="T7" style:family="text">
      <style:text-properties fo:font-weight="bold" officeooo:rsid="00164a0a" style:font-weight-asian="bold" style:font-weight-complex="bold"/>
    </style:style>
    <style:style style:name="T8" style:family="text">
      <style:text-properties style:text-underline-style="solid" style:text-underline-width="auto" style:text-underline-color="font-color" fo:font-weight="bold" officeooo:rsid="0014f31e" style:font-weight-asian="bold" style:font-weight-complex="bold"/>
    </style:style>
    <style:style style:name="T9" style:family="text">
      <style:text-properties officeooo:rsid="00139e96"/>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Medellín 8 de mayo de 2025</text:span></text:span></text:p>
      <text:p text:style-name="P1"><text:span text:style-name="Strong_20_Emphasis"/></text:p>
      <text:p text:style-name="P2"><text:span text:style-name="Strong_20_Emphasis"><text:span text:style-name="T2">Señores</text:span></text:span><text:span text:style-name="T2"><text:line-break/></text:span><text:span text:style-name="Strong_20_Emphasis"><text:span text:style-name="T2">Consejo Superior Universitario</text:span></text:span><text:span text:style-name="T2"><text:line-break/>Universidad de Antioquia<text:line-break/>Medellín, Colombia</text:span></text:p>
      <text:p text:style-name="P1"/>
      <text:p text:style-name="P3"><text:span text:style-name="Strong_20_Emphasis">Asunto:</text:span> Derecho de petición para solicitar copia de actas y documentación sobre la modificación al Acuerdo Superior 342 de 2007.</text:p>
      <text:p text:style-name="P3"/>
      <text:p text:style-name="P3"><text:span text:style-name="T2">Yo, </text:span><text:span text:style-name="Strong_20_Emphasis"><text:span text:style-name="T2">Ricardo León Gómez Yepes</text:span></text:span><text:span text:style-name="T2">, identificado con cédula de ciudadanía No. </text:span><text:span text:style-name="Strong_20_Emphasis"><text:span text:style-name="T2">79700586 de Bogotá</text:span></text:span><text:span text:style-name="T2">, profesor de planta de la Universidad de Antioquia, en ejercicio del derecho de petición consagrado en el artículo 23 de la Constitución Política de Colombia, en concordancia con el artículo 13 del Código de Procedimiento Administrativo y de lo Contencioso Administrativo (Ley 1437 de 2011), me permito solicitar formalmente la siguiente información:</text:span></text:p>
      <text:h text:style-name="P4" text:outline-level="3"><text:span text:style-name="Strong_20_Emphasis">Solicitud</text:span></text:h>
      <text:p text:style-name="P3"><text:span text:style-name="T2">Se sirvan proporcionar </text:span><text:span text:style-name="Strong_20_Emphasis"><text:span text:style-name="T2">copia íntegra</text:span></text:span><text:span text:style-name="Strong_20_Emphasis"><text:span text:style-name="T3"> </text:span></text:span><text:span text:style-name="T2">de las </text:span><text:span text:style-name="Strong_20_Emphasis"><text:span text:style-name="T2">actas, resoluciones, conceptos, estudios técnicos, comunicaciones internas, recomendaciones de comités o de instancias académicas y administrativas</text:span></text:span><text:span text:style-name="T2">, y en general, </text:span><text:span text:style-name="Strong_20_Emphasis"><text:span text:style-name="T2">toda la documentación que sustente la reciente modificación al Acuerdo Superior 342 de 2007</text:span></text:span><text:span text:style-name="T2">, mediante la cual se introdujo la posibilidad de establecer </text:span><text:span text:style-name="Strong_20_Emphasis"><text:span text:style-name="T2">plazas exclusivas para mujeres</text:span></text:span><text:span text:style-name="T2"> en concursos de méritos docentes.</text:span></text:p>
      <text:p text:style-name="P5">Solicito particularmente:</text:p>
      <text:list text:style-name="L1">
        <text:list-item>
          <text:p text:style-name="P6"><text:span text:style-name="T2">Las </text:span><text:span text:style-name="Strong_20_Emphasis"><text:span text:style-name="T2">actas de las sesiones</text:span></text:span><text:span text:style-name="T2"> del Consejo Superior Universitario en las que se debatió y aprobó la mencionada modificación.</text:span></text:p>
        </text:list-item>
        <text:list-item>
          <text:p text:style-name="P6"><text:span text:style-name="T2">Los </text:span><text:span text:style-name="Strong_20_Emphasis"><text:span text:style-name="T2">documentos técnicos, jurídicos o académicos</text:span></text:span><text:span text:style-name="T2"> que fundamentaron dicha decisión.</text:span></text:p>
        </text:list-item>
        <text:list-item>
          <text:p text:style-name="P6"><text:span text:style-name="T2">Las comunicaciones o recomendaciones emitidas por la </text:span><text:span text:style-name="Strong_20_Emphasis"><text:span text:style-name="T2">Oficina Jurídica, la Vicerrectoría de Docencia, la </text:span></text:span><text:span text:style-name="Strong_20_Emphasis"><text:span text:style-name="T3">Oficina de Asuntos Docentes, la División de Talento Humano</text:span></text:span><text:span text:style-name="T2">, o </text:span><text:soft-page-break/><text:span text:style-name="T2">cualquier otra dependencia que haya participado en el análisis, formulación o revisión de estos cambios.</text:span></text:p>
        </text:list-item>
        <text:list-item>
          <text:p text:style-name="P6"><text:span text:style-name="T2">Las </text:span><text:span text:style-name="Strong_20_Emphasis"><text:span text:style-name="T2">resoluciones, acuerdos o actos administrativos</text:span></text:span><text:span text:style-name="T2"> que formalizan la modificación al Acuerdo Superior 342 de 2007.</text:span></text:p>
        </text:list-item>
      </text:list>
      <text:h text:style-name="P4" text:outline-level="3"><text:span text:style-name="Strong_20_Emphasis">Contexto</text:span></text:h>
      <text:p text:style-name="P3"><text:span text:style-name="T2">De acuerdo con información publicada por el diario </text:span><text:span text:style-name="Emphasis"><text:span text:style-name="T2">El Colombiano</text:span></text:span><text:span text:style-name="T2">, el pasado </text:span><text:span text:style-name="Strong_20_Emphasis"><text:span text:style-name="T2">29 de abril de 2024</text:span></text:span><text:span text:style-name="T2">, </text:span><text:span text:style-name="T1">así como en las redes sociales de la Universidad </text:span><text:span text:style-name="T3">de Antioquia</text:span><text:span text:style-name="T1">, </text:span><text:span text:style-name="T2">el Consejo Superior Universitario aprobó una modificación al </text:span><text:span text:style-name="Strong_20_Emphasis"><text:span text:style-name="T2">Acuerdo Superior 342 de 2007</text:span></text:span><text:span text:style-name="T2">, que regula los principios y criterios de los concursos de méritos para la vinculación de profesores. Según dicha publicación, dentro de los cambios aprobados </text:span><text:span text:style-name="T3">se encuentra la creación de </text:span><text:span text:style-name="Strong_20_Emphasis"><text:span text:style-name="T2">plazas exclusivamente para mujeres</text:span></text:span><text:span text:style-name="T2">, como una estrategia institucional para reducir las brechas de participación frente a la población masculina. La medida se justifica en que, según cifras de la </text:span><text:span text:style-name="Strong_20_Emphasis"><text:span text:style-name="T2">Vicerrectoría de Docencia</text:span></text:span><text:span text:style-name="T2">, las mujeres representan menos del 40% de la planta docente en 10 de las 25 unidades académicas de la Universidad.</text:span></text:p>
      <text:p text:style-name="P7"><text:span text:style-name="T2">No obstante, de confirmarse esta modificación, </text:span><text:span text:style-name="T4">se estaría contrariando el </text:span><text:span text:style-name="Strong_20_Emphasis"><text:span text:style-name="T4">principio constitucional del mérito</text:span></text:span><text:span text:style-name="T4"> como criterio rector del acceso a la función pública, </text:span><text:span text:style-name="T2">establecido en el artículo 125 de la Constitución Política. Sobre este tema, la </text:span><text:span text:style-name="Strong_20_Emphasis"><text:span text:style-name="T2">Corte Constitucional, </text:span></text:span><text:span text:style-name="Strong_20_Emphasis"><text:span text:style-name="T3">en la </text:span></text:span><text:span text:style-name="Emphasis"><text:span text:style-name="T2">Sentencia T-610/17, </text:span></text:span><text:span text:style-name="Strong_20_Emphasis"><text:span text:style-name="T2">ha sido clara al señalar</text:span></text:span><text:span text:style-name="T2"> que:</text:span></text:p>
      <text:p text:style-name="P8"><text:span text:style-name="T5">«</text:span>La Constitución Política de 1991 elevó a rango superior <text:span text:style-name="T4">el mérito como criterio predominante del acceso a la función pública, que no puede ser evadido ni desconocido por los nominadores, cuando se trata de seleccionar o ascender a quienes han de ocupar los cargos al servicio del Estado.</text:span> Entendido como factor determinante de la designación y de la promoción de los servidores públicos, con las excepciones que la Carta Superior contempla en su artículo 125, tal criterio no puede tomarse como exclusivamente reservado para la provisión de empleos en la Rama Administrativa del Poder Público, sino que s<text:span text:style-name="T4">e trata de una regla general obligatoria, cuya inobservancia implica la vulneración de las normas constitucionales y la violación de los derechos fundamentales de los que son titulares todos los ciudadanos.</text:span><text:span text:style-name="T6">» </text:span><text:span text:style-name="T7">(negrillas añadidas).</text:span></text:p>
      <text:p text:style-name="P9"><text:soft-page-break/>También señala la Corte que </text:p>
      <text:p text:style-name="P8"><text:span text:style-name="T5">«...</text:span><text:span text:style-name="T6">la selección con fundamento en el mérito promueve la igualdad de trato y de oportunidades, pues, de un lado, permite que cualquier persona calificada para el cargo pueda participar en el respectivo concurso y, de otro, proscribe la concesión de tratos diferenciados injustificados y la arbitrariedad de quien ostenta la condición de nominador. </text:span><text:span text:style-name="T8">Este propósito se materializa, por ejemplo, en la exigencia de llevar a cabo procesos de selección basados exclusivamente en criterios objetivos.</text:span><text:span text:style-name="T5"> En este sentido, la Corte ha indicado que las razones subjetivas de los nominadores, por ejemplo de índole moral, no pueden prevalecer sobre los resultados de los concursos. También ha rechazado los motivos secretos y reservados para descalificar a un candidato. Ha reiterado que la pertenencia a un partido político como criterio de selección se encuentra prohibida por el propio constituyente en el artículo 125 superior. Por último, ha entendido que </text:span><text:span text:style-name="T6">el uso de criterios raciales, étnicos, de género, económicos, ideológicos, religiosos o de índole regional para la elección del personal del Estado, constituye una forma de discriminación.» </text:span><text:span text:style-name="T7">(Negrillas añadidas).</text:span></text:p>
      <text:h text:style-name="P4" text:outline-level="3"><text:span text:style-name="Strong_20_Emphasis">Medio de respuesta</text:span></text:h>
      <text:p text:style-name="P3">Solicito que la respuesta sea enviada al correo electrónico <text:a xlink:type="simple" xlink:href="mailto:rleon.gomez@udea.edu.co" text:style-name="Internet_20_link" text:visited-style-name="Visited_20_Internet_20_Link"><text:span text:style-name="T9">rleon.gomez@udea.edu.co</text:span></text:a><text:span text:style-name="T9"> </text:span>En caso de que los archivos superen el límite de envío por este medio, agradeceré que se indique un enlace o mecanismo para su descarga completa.</text:p>
      <text:p text:style-name="P3">Agradezco de antemano la atención prestada a esta solicitud, y quedo atento a su respuesta dentro de los términos legales establecidos.</text:p>
      <text:p text:style-name="P3">Cordial saludo,</text:p>
      <text:p text:style-name="P3"/>
      <text:p text:style-name="P3"/>
      <text:p text:style-name="P10"><text:span text:style-name="Strong_20_Emphasis">Ricardo León Gómez Yepes</text:span><text:line-break/>C.C. 79700586 de Bogotá<text:line-break/>Carrera 50A No. 63-96<text:line-break/>Medellín, Colombia<text:line-break/>Tel. +57 304 212 7974<text:line-break/>Correo: <text:a xlink:type="simple" xlink:href="mailto:rleon.gomez@udea.edu.co" text:style-name="Internet_20_link" text:visited-style-name="Visited_20_Internet_20_Link"><text:span text:style-name="T9">rleon.gomez@udea.edu.co</text:span></text:a><text:span text:style-name="T9">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8T16:57:21.396306800</meta:creation-date>
    <meta:print-date>2025-05-08T17:29:29.116308600</meta:print-date>
    <meta:printed-by>PDF files</meta:printed-by>
    <dc:date>2025-05-09T11:25:10.761606400</dc:date>
    <meta:editing-duration>PT17H55M29S</meta:editing-duration>
    <meta:editing-cycles>1</meta:editing-cycles>
    <meta:document-statistic meta:table-count="0" meta:image-count="0" meta:object-count="0" meta:page-count="3" meta:paragraph-count="22" meta:word-count="813" meta:character-count="5387" meta:non-whitespace-character-count="4598"/>
    <meta:generator>LibreOffice/25.2.2.2$Windows_X86_64 LibreOffice_project/7370d4be9e3cf6031a51beef54ff3bda878e3fac</meta:generator>
  </office:meta>
</office:document-meta>
</file>